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Verdana, sans-serif"/>
    <style:font-face style:name="Arial2" svg:font-family="Arial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14f5" officeooo:paragraph-rsid="001503a6"/>
    </style:style>
    <style:style style:name="P2" style:family="paragraph" style:parent-style-name="Text_20_body">
      <style:text-properties officeooo:rsid="001503a6" officeooo:paragraph-rsid="001503a6"/>
    </style:style>
    <style:style style:name="P3" style:family="paragraph" style:parent-style-name="Text_20_body">
      <style:text-properties officeooo:rsid="00159869" officeooo:paragraph-rsid="00159869"/>
    </style:style>
    <style:style style:name="P4" style:family="paragraph" style:parent-style-name="Text_20_body">
      <style:text-properties officeooo:rsid="00178044" officeooo:paragraph-rsid="00178044"/>
    </style:style>
    <style:style style:name="P5" style:family="paragraph" style:parent-style-name="Text_20_body">
      <style:text-properties officeooo:rsid="00178044" officeooo:paragraph-rsid="0019645a"/>
    </style:style>
    <style:style style:name="P6" style:family="paragraph" style:parent-style-name="Text_20_body">
      <style:text-properties officeooo:paragraph-rsid="0019645a"/>
    </style:style>
    <style:style style:name="P7" style:family="paragraph" style:parent-style-name="Text_20_body">
      <style:text-properties officeooo:rsid="0019645a" officeooo:paragraph-rsid="0019645a"/>
    </style:style>
    <style:style style:name="P8" style:family="paragraph" style:parent-style-name="Text_20_body">
      <style:text-properties officeooo:rsid="0019d715" officeooo:paragraph-rsid="0019d715"/>
    </style:style>
    <style:style style:name="P9" style:family="paragraph" style:parent-style-name="Text_20_body">
      <style:text-properties officeooo:rsid="001bab10" officeooo:paragraph-rsid="001bab10"/>
    </style:style>
    <style:style style:name="P10" style:family="paragraph" style:parent-style-name="Text_20_body">
      <style:text-properties officeooo:rsid="001d2f2f" officeooo:paragraph-rsid="001d2f2f"/>
    </style:style>
    <style:style style:name="P11" style:family="paragraph" style:parent-style-name="Text_20_body">
      <style:text-properties officeooo:rsid="001d2f2f" officeooo:paragraph-rsid="0019645a"/>
    </style:style>
    <style:style style:name="P12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13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178044" officeooo:paragraph-rsid="00178044"/>
    </style:style>
    <style:style style:name="P14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rsid="001bab10" officeooo:paragraph-rsid="001bab10"/>
    </style:style>
    <style:style style:name="T1" style:family="text">
      <style:text-properties officeooo:rsid="0011529e"/>
    </style:style>
    <style:style style:name="T2" style:family="text">
      <style:text-properties officeooo:rsid="0013eccd"/>
    </style:style>
    <style:style style:name="T3" style:family="text">
      <style:text-properties officeooo:rsid="001503a6"/>
    </style:style>
    <style:style style:name="T4" style:family="text">
      <style:text-properties officeooo:rsid="001964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koll Treffen 26.08.13</text:p>
      <text:p text:style-name="Text_20_body"/>
      <text:p text:style-name="Text_20_body">Gregor: Zustandsmaschine implementieren? Zustände aufschreiben!</text:p>
      <text:p text:style-name="P7">Kommunikationsprotokoll! Welche Daten müssen übergeben werden? Welche Sicherheit wird eingebaut? Wie viele Bytes Payload können wir senden ohne zu viel Probleme mit Fragmentation zu bekommen?</text:p>
      <text:p text:style-name="P7">TBD</text:p>
      <text:p text:style-name="P12"/>
      <text:p text:style-name="Text_20_body"/>
      <text:p text:style-name="P1"><text:span text:style-name="T2">22</text:span>*15*3 <text:span text:style-name="T3">Schachteln mit dem Schachteltyp RAACO A7-1 (Reichelt) ( H*B*T &lt;&gt; 47*79*109 mm)</text:span></text:p>
      <text:p text:style-name="P2">RAACO A7-2 als längere Variante</text:p>
      <text:p text:style-name="P10">Schachteln direkt bestellen!</text:p>
      <text:p text:style-name="P3"/>
      <text:p text:style-name="P3">Endschalter an jeder Achse – Sicherheit! <text:span text:style-name="T4">Welche Endschalter es werden ist noch nicht geklärt – Öffnend wird wohl das beste sein. Mikroschalter werden es wohl werden.</text:span></text:p>
      <text:p text:style-name="P4"/>
      <text:p text:style-name="P4">Öffnung für Service und Produktnachschub – Mechanismus fährt leere Kästen einfach auf L Profil welches separat steht. So können Kästchen entnommen und wieder ins System gebracht werden. Diese Öffnung ist mit einem Schloss versehen, so das nur autorisiertes Personal darauf zugreifen kann.</text:p>
      <text:p text:style-name="P4"/>
      <text:p text:style-name="P4"><text:a xlink:type="simple" xlink:href="http://de.rs-online.com/web/p/schrittmotoren/5350445/">http://de.rs-online.com/web/p/schrittmotoren/5350445/</text:a> Der Schrittmotor sieht vielversprechend aus </text:p>
      <text:p text:style-name="P13"/>
      <text:p text:style-name="P4"/>
      <text:p text:style-name="P6">Displaytyp? Vielleicht EA EDIP-TFT70A Reichelt Artikelnummer?</text:p>
      <text:p text:style-name="P6">Numpadtyp?</text:p>
      <text:p text:style-name="P6"><text:span text:style-name="T1">Tiva hat keine Ethernetlösung zur verfügung → Offload to Wiznet 5100/5300</text:span></text:p>
      <text:p text:style-name="P5">RS232 Implementation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Verdana, sans-serif"/>
    <style:font-face style:name="Arial2" svg:font-family="Arial, verdan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4:46:47.377000000</meta:creation-date>
    <dc:date>2013-08-27T19:20:55.705000000</dc:date>
    <meta:editing-duration>P1DT1H31M48S</meta:editing-duration>
    <meta:editing-cycles>6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14" meta:word-count="146" meta:character-count="1144" meta:non-whitespace-character-count="1008"/>
  </office:meta>
</office:document-meta>
</file>